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3465a4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3465a4" draw:fill="none" draw:fill-color="#ffffff" draw:auto-grow-height="true" draw:auto-grow-width="false" fo:max-height="0cm" fo:min-height="0.15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3465a4"/>
    </style:style>
    <style:style style:name="P3" style:family="paragraph">
      <style:text-properties fo:color="#7e0021"/>
    </style:style>
    <style:style style:name="P4" style:family="paragraph">
      <style:text-properties fo:color="#3465a4" fo:font-style="italic" style:font-style-asian="italic" style:font-style-complex="italic"/>
    </style:style>
    <style:style style:name="P5" style:family="paragraph">
      <style:paragraph-properties fo:text-align="justify"/>
      <style:text-properties fo:color="#3465a4" fo:font-style="italic" style:font-style-asian="italic" style:font-style-complex="italic"/>
    </style:style>
    <style:style style:name="T1" style:family="text">
      <style:text-properties fo:color="#3465a4"/>
    </style:style>
    <style:style style:name="T2" style:family="text">
      <style:text-properties fo:color="#7e0021"/>
    </style:style>
    <style:style style:name="T3" style:family="text">
      <style:text-properties fo:color="#3465a4" fo:language="en" fo:country="US"/>
    </style:style>
    <style:style style:name="T4" style:family="text">
      <style:text-properties fo:color="#3465a4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3465a4"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3465a4" fo:font-style="italic" style:font-style-asian="italic" style:font-style-complex="italic"/>
    </style:style>
    <style:style style:name="T7" style:family="text">
      <style:text-properties fo:color="#3465a4" fo:language="de" fo:country="DE"/>
    </style:style>
    <style:style style:name="T8" style:family="text">
      <style:text-properties fo:color="#7e0021" fo:language="en" fo:country="US"/>
    </style:style>
    <style:style style:name="T9" style:family="text">
      <style:text-properties fo:color="#3465a4" fo:language="en" fo:country="U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.6cm" svg:height="1.6cm" svg:x="11.4cm" svg:y="2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2" draw:id="id2" draw:layer="layout" svg:width="1.6cm" svg:height="1.6cm" svg:x="7.4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3" draw:id="id3" draw:layer="layout" svg:width="1.6cm" svg:height="1.6cm" svg:x="9.6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4" draw:id="id4" draw:layer="layout" svg:width="1.6cm" svg:height="1.6cm" svg:x="11.8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1.2cm" svg:height="0.962cm" svg:x="14cm" svg:y="6.538cm">
          <draw:text-box>
            <text:p text:style-name="P2"><text:span text:style-name="T1">...</text:span></text:p>
          </draw:text-box>
        </draw:frame>
        <draw:custom-shape draw:style-name="gr2" draw:text-style-name="P1" xml:id="id5" draw:id="id5" draw:layer="layout" svg:width="1.6cm" svg:height="1.6cm" svg:x="15.2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draw:type="line" svg:x1="12.2cm" svg:y1="4.4cm" svg:x2="8.2cm" svg:y2="6.4cm" draw:start-shape="id1" draw:start-glue-point="8" draw:end-shape="id2" svg:d="M12200 4400l-4000 2000" svg:viewBox="0 0 4001 2001">
          <text:p/>
        </draw:connector>
        <draw:connector draw:style-name="gr4" draw:text-style-name="P1" draw:layer="layout" draw:type="line" svg:x1="12.2cm" svg:y1="4.4cm" svg:x2="10.4cm" svg:y2="6.4cm" draw:start-shape="id1" draw:start-glue-point="8" draw:end-shape="id3" draw:end-glue-point="4" svg:d="M12200 4400l-1800 2000" svg:viewBox="0 0 1801 2001">
          <text:p/>
        </draw:connector>
        <draw:connector draw:style-name="gr4" draw:text-style-name="P1" draw:layer="layout" draw:type="line" svg:x1="12.2cm" svg:y1="4.4cm" svg:x2="12.6cm" svg:y2="6.4cm" draw:start-shape="id1" draw:start-glue-point="8" draw:end-shape="id4" svg:d="M12200 4400l400 2000" svg:viewBox="0 0 401 2001">
          <text:p/>
        </draw:connector>
        <draw:connector draw:style-name="gr4" draw:text-style-name="P1" draw:layer="layout" draw:type="line" svg:x1="12.2cm" svg:y1="4.4cm" svg:x2="16cm" svg:y2="6.4cm" draw:start-shape="id1" draw:start-glue-point="8" draw:end-shape="id5" draw:end-glue-point="4" svg:d="M12200 4400l3800 2000" svg:viewBox="0 0 3801 2001">
          <text:p/>
        </draw:connector>
        <draw:frame draw:style-name="gr5" draw:text-style-name="P3" draw:layer="layout" svg:width="4.566cm" svg:height="1cm" svg:x="13cm" svg:y="2.4cm">
          <draw:text-box>
            <text:p text:style-name="P3"><text:span text:style-name="T2">Original Text T</text:span></text:p>
          </draw:text-box>
        </draw:frame>
        <draw:frame draw:style-name="gr6" draw:text-style-name="P2" draw:layer="layout" svg:width="11.196cm" svg:height="0.962cm" svg:x="16.818cm" svg:y="6.038cm">
          <draw:text-box>
            <text:p text:style-name="P2"><text:span text:style-name="T3">Paraphrases </text:span><text:span text:style-name="T1">of T After First Operation</text:span></text:p>
          </draw:text-box>
        </draw:frame>
        <draw:frame draw:style-name="gr7" draw:text-style-name="P4" draw:layer="layout" svg:width="1.2cm" svg:height="0.886cm" svg:x="8.6cm" svg:y="7.6cm">
          <draw:text-box>
            <text:p text:style-name="P4"><text:span text:style-name="T4">f1</text:span></text:p>
          </draw:text-box>
        </draw:frame>
        <draw:frame draw:style-name="gr8" draw:text-style-name="P4" draw:layer="layout" svg:width="1.2cm" svg:height="0.886cm" svg:x="10.9cm" svg:y="7.6cm">
          <draw:text-box>
            <text:p text:style-name="P4"><text:span text:style-name="T4">f2</text:span></text:p>
          </draw:text-box>
        </draw:frame>
        <draw:frame draw:style-name="gr9" draw:text-style-name="P4" draw:layer="layout" svg:width="1.2cm" svg:height="0.886cm" svg:x="13cm" svg:y="7.6cm">
          <draw:text-box>
            <text:p text:style-name="P4"><text:span text:style-name="T4">f3</text:span></text:p>
          </draw:text-box>
        </draw:frame>
        <draw:frame draw:style-name="gr10" draw:text-style-name="P4" draw:layer="layout" svg:width="1.2cm" svg:height="0.848cm" svg:x="16.4cm" svg:y="7.552cm">
          <draw:text-box>
            <text:p text:style-name="P4"><text:span text:style-name="T5">fm</text:span></text:p>
          </draw:text-box>
        </draw:frame>
        <draw:frame draw:style-name="gr10" draw:text-style-name="P4" draw:layer="layout" svg:width="5cm" svg:height="0.962cm" svg:x="0.4cm" svg:y="7.4cm">
          <draw:text-box>
            <text:p text:style-name="P4"><text:span text:style-name="T6">f(n) = g(n)+h(n)</text:span></text:p>
          </draw:text-box>
        </draw:frame>
        <draw:frame draw:style-name="gr10" draw:text-style-name="P4" draw:layer="layout" svg:width="9.3cm" svg:height="1.673cm" svg:x="17.6cm" svg:y="7.527cm">
          <draw:text-box>
            <text:p text:style-name="P4"><text:span text:style-name="T3">Ordered List F = [f2,</text:span><text:span text:style-name="T7">fi, …, fk]</text:span></text:p>
            <text:p text:style-name="P4"><text:span text:style-name="T3">Choose Smaller</text:span><text:span text:style-name="T7"> f </text:span><text:span text:style-name="T3">From</text:span><text:span text:style-name="T7"> F</text:span></text:p>
          </draw:text-box>
        </draw:frame>
        <draw:custom-shape draw:style-name="gr2" draw:text-style-name="P1" xml:id="id6" draw:id="id6" draw:layer="layout" svg:width="1.6cm" svg:height="1.6cm" svg:x="6cm" svg:y="1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7" draw:id="id7" draw:layer="layout" svg:width="1.6cm" svg:height="1.6cm" svg:x="8.2cm" svg:y="1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8" draw:id="id8" draw:layer="layout" svg:width="1.6cm" svg:height="1.6cm" svg:x="10.4cm" svg:y="1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1.2cm" svg:height="0.962cm" svg:x="12.6cm" svg:y="11.138cm">
          <draw:text-box>
            <text:p text:style-name="P2"><text:span text:style-name="T1">...</text:span></text:p>
          </draw:text-box>
        </draw:frame>
        <draw:custom-shape draw:style-name="gr2" draw:text-style-name="P1" xml:id="id9" draw:id="id9" draw:layer="layout" svg:width="1.6cm" svg:height="1.6cm" svg:x="13.8cm" svg:y="1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draw:type="line" svg:x1="10.4cm" svg:y1="8cm" svg:x2="6.8cm" svg:y2="11cm" draw:start-shape="id3" draw:start-glue-point="8" draw:end-shape="id6" draw:end-glue-point="4" svg:d="M10400 8000l-3600 3000" svg:viewBox="0 0 3601 3001">
          <text:p/>
        </draw:connector>
        <draw:connector draw:style-name="gr4" draw:text-style-name="P1" draw:layer="layout" draw:type="line" svg:x1="10.4cm" svg:y1="8cm" svg:x2="9cm" svg:y2="11cm" draw:start-shape="id3" draw:start-glue-point="8" draw:end-shape="id7" draw:end-glue-point="4" svg:d="M10400 8000l-1400 3000" svg:viewBox="0 0 1401 3001">
          <text:p/>
        </draw:connector>
        <draw:connector draw:style-name="gr4" draw:text-style-name="P1" draw:layer="layout" draw:type="line" svg:x1="10.4cm" svg:y1="8cm" svg:x2="11.2cm" svg:y2="11cm" draw:start-shape="id3" draw:start-glue-point="8" draw:end-shape="id8" draw:end-glue-point="4" svg:d="M10400 8000l800 3000" svg:viewBox="0 0 801 3001">
          <text:p/>
        </draw:connector>
        <draw:connector draw:style-name="gr4" draw:text-style-name="P1" draw:layer="layout" draw:type="line" svg:x1="10.4cm" svg:y1="8cm" svg:x2="14.6cm" svg:y2="11cm" draw:start-shape="id3" draw:start-glue-point="8" draw:end-shape="id9" draw:end-glue-point="4" svg:d="M10400 8000l4200 3000" svg:viewBox="0 0 4201 3001">
          <text:p/>
        </draw:connector>
        <draw:frame draw:style-name="gr11" draw:text-style-name="P2" xml:id="id10" draw:id="id10" draw:layer="layout" svg:width="1.2cm" svg:height="0.962cm" svg:x="10.6cm" svg:y="14.6cm">
          <draw:text-box>
            <text:p text:style-name="P2"><text:span text:style-name="T1">...</text:span></text:p>
          </draw:text-box>
        </draw:frame>
        <draw:connector draw:style-name="gr4" draw:text-style-name="P1" draw:layer="layout" draw:type="line" svg:x1="11.2cm" svg:y1="12.6cm" svg:x2="11.2cm" svg:y2="14.6cm" draw:start-shape="id8" draw:start-glue-point="8" draw:end-shape="id10" draw:end-glue-point="0" svg:d="M11200 12600v2000" svg:viewBox="0 0 1 2001">
          <text:p/>
        </draw:connector>
        <draw:frame draw:style-name="gr11" draw:text-style-name="P2" draw:layer="layout" svg:width="1.2cm" svg:height="0.962cm" svg:x="9cm" svg:y="14.6cm">
          <draw:text-box>
            <text:p text:style-name="P2"><text:span text:style-name="T1">...</text:span></text:p>
          </draw:text-box>
        </draw:frame>
        <draw:frame draw:style-name="gr11" draw:text-style-name="P2" xml:id="id15" draw:id="id15" draw:layer="layout" svg:width="1.2cm" svg:height="0.962cm" svg:x="7.4cm" svg:y="14.6cm">
          <draw:text-box>
            <text:p text:style-name="P2"><text:span text:style-name="T1">...</text:span></text:p>
          </draw:text-box>
        </draw:frame>
        <draw:frame draw:style-name="gr11" draw:text-style-name="P2" draw:layer="layout" svg:width="1.2cm" svg:height="0.962cm" svg:x="12.2cm" svg:y="14.6cm">
          <draw:text-box>
            <text:p text:style-name="P2"><text:span text:style-name="T1">...</text:span></text:p>
          </draw:text-box>
        </draw:frame>
        <draw:custom-shape draw:style-name="gr1" draw:text-style-name="P1" xml:id="id17" draw:id="id17" draw:layer="layout" svg:width="1.6cm" svg:height="1.6cm" svg:x="13.6cm" svg:y="1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2" draw:id="id12" draw:layer="layout" svg:width="1.6cm" svg:height="1.6cm" svg:x="2cm" svg:y="1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4" draw:id="id14" draw:layer="layout" svg:width="1.6cm" svg:height="1.6cm" svg:x="4.301cm" svg:y="17.4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6" draw:id="id16" draw:layer="layout" svg:width="1.6cm" svg:height="1.6cm" svg:x="6.802cm" svg:y="17.40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draw:type="line" svg:x1="4.6cm" svg:y1="15.562cm" svg:x2="2.8cm" svg:y2="17.4cm" draw:start-shape="id11" draw:start-glue-point="2" draw:end-shape="id12" draw:end-glue-point="4" svg:d="M4600 15562l-1800 1838" svg:viewBox="0 0 1801 1839">
          <text:p/>
        </draw:connector>
        <draw:frame draw:style-name="gr11" draw:text-style-name="P2" xml:id="id11" draw:id="id11" draw:layer="layout" svg:width="1.2cm" svg:height="0.962cm" svg:x="4cm" svg:y="14.6cm">
          <draw:text-box>
            <text:p text:style-name="P2"><text:span text:style-name="T1">...</text:span></text:p>
          </draw:text-box>
        </draw:frame>
        <draw:frame draw:style-name="gr11" draw:text-style-name="P2" xml:id="id13" draw:id="id13" draw:layer="layout" svg:width="1.2cm" svg:height="0.962cm" svg:x="5.8cm" svg:y="14.6cm">
          <draw:text-box>
            <text:p text:style-name="P2"><text:span text:style-name="T1">...</text:span></text:p>
          </draw:text-box>
        </draw:frame>
        <draw:connector draw:style-name="gr4" draw:text-style-name="P1" draw:layer="layout" draw:type="line" svg:x1="6.4cm" svg:y1="15.562cm" svg:x2="5.101cm" svg:y2="17.401cm" draw:start-shape="id13" draw:start-glue-point="2" draw:end-shape="id14" draw:end-glue-point="4" svg:d="M6400 15562l-1299 1839" svg:viewBox="0 0 1300 1840">
          <text:p/>
        </draw:connector>
        <draw:connector draw:style-name="gr4" draw:text-style-name="P1" draw:layer="layout" draw:type="line" svg:x1="8cm" svg:y1="15.562cm" svg:x2="7.602cm" svg:y2="17.402cm" draw:start-shape="id15" draw:start-glue-point="2" draw:end-shape="id16" svg:d="M8000 15562l-398 1840" svg:viewBox="0 0 399 1841">
          <text:p/>
        </draw:connector>
        <draw:frame draw:style-name="gr11" draw:text-style-name="P2" draw:layer="layout" svg:width="1.2cm" svg:height="0.962cm" svg:x="8.9cm" svg:y="17.6cm">
          <draw:text-box>
            <text:p text:style-name="P2"><text:span text:style-name="T1">...</text:span></text:p>
          </draw:text-box>
        </draw:frame>
        <draw:frame draw:style-name="gr11" draw:text-style-name="P2" draw:layer="layout" svg:width="1.2cm" svg:height="0.962cm" svg:x="10.6cm" svg:y="17.6cm">
          <draw:text-box>
            <text:p text:style-name="P2"><text:span text:style-name="T1">...</text:span></text:p>
          </draw:text-box>
        </draw:frame>
        <draw:connector draw:style-name="gr4" draw:text-style-name="P1" draw:layer="layout" draw:type="line" svg:x1="11.2cm" svg:y1="15.562cm" svg:x2="14.4cm" svg:y2="17.4cm" draw:start-shape="id10" draw:start-glue-point="2" draw:end-shape="id17" draw:end-glue-point="4" svg:d="M11200 15562l3200 1838" svg:viewBox="0 0 3201 1839">
          <text:p/>
        </draw:connector>
        <draw:frame draw:style-name="gr5" draw:text-style-name="P3" draw:layer="layout" svg:width="12.606cm" svg:height="1cm" svg:x="15.389cm" svg:y="17cm">
          <draw:text-box>
            <text:p text:style-name="P3"><text:span text:style-name="T2">Final Text T* </text:span><text:span text:style-name="T8">With</text:span><text:span text:style-name="T2"> </text:span><text:span text:style-name="T8">Goal</text:span><text:span text:style-name="T2"> </text:span><text:span text:style-name="T8">Acrostic</text:span><text:span text:style-name="T2"> X </text:span><text:span text:style-name="T8">encoded</text:span></text:p>
          </draw:text-box>
        </draw:frame>
        <draw:frame draw:style-name="gr10" draw:text-style-name="P5" draw:layer="layout" svg:width="7.4cm" svg:height="1.673cm" svg:x="0.4cm" svg:y="2.2cm">
          <draw:text-box>
            <text:p text:style-name="P5"><text:span text:style-name="T6">g(n) </text:span><text:span text:style-name="T9">as</text:span><text:span text:style-name="T6"> </text:span><text:span text:style-name="T9">the</text:span><text:span text:style-name="T6"> total </text:span><text:span text:style-name="T9">cost</text:span><text:span text:style-name="T6"> of applied operators so far</text:span></text:p>
          </draw:text-box>
        </draw:frame>
        <draw:frame draw:style-name="gr10" draw:text-style-name="P5" draw:layer="layout" svg:width="7.4cm" svg:height="3.095cm" svg:x="0.4cm" svg:y="4.068cm">
          <draw:text-box>
            <text:p text:style-name="P5"><text:span text:style-name="T6">h(n) as the heuristic. The smaller the remaining acrostic the bett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8T19:05:28.089640952</meta:creation-date>
    <dc:date>2015-02-08T19:37:24.335008003</dc:date>
    <meta:editing-duration>PT15M47S</meta:editing-duration>
    <meta:editing-cycles>2</meta:editing-cycles>
    <meta:generator>LibreOffice/4.2.7.2$Linux_X86_64 LibreOffice_project/420m0$Build-2</meta:generator>
    <meta:document-statistic meta:object-count="70"/>
  </office:meta>
</office:document-meta>
</file>